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list-style-name="LFO1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3" style:parent-style-name="Standard" style:list-style-name="LFO2" style:family="paragraph"/>
    <style:style style:name="P4" style:parent-style-name="Standard" style:list-style-name="LFO2" style:family="paragraph"/>
    <style:style style:name="P5" style:parent-style-name="Standard" style:list-style-name="LFO2" style:family="paragraph"/>
    <style:style style:name="P6" style:parent-style-name="Standard" style:family="paragraph">
      <style:paragraph-properties fo:margin-left="0.5in">
        <style:tab-stops/>
      </style:paragraph-properties>
    </style:style>
    <style:style style:name="P7" style:parent-style-name="Standard" style:family="paragraph">
      <style:paragraph-properties fo:margin-left="0.5in">
        <style:tab-stops/>
      </style:paragraph-properties>
    </style:style>
    <style:style style:name="P8" style:parent-style-name="Standard" style:list-style-name="LFO2" style:family="paragraph"/>
    <style:style style:name="P9" style:parent-style-name="Standard" style:family="paragraph">
      <style:paragraph-properties fo:margin-left="0.5in">
        <style:tab-stops/>
      </style:paragraph-properties>
    </style:style>
    <style:style style:name="P10" style:parent-style-name="Standard" style:family="paragraph">
      <style:paragraph-properties fo:margin-left="0.5in">
        <style:tab-stops/>
      </style:paragraph-properties>
    </style:style>
    <style:style style:name="P11" style:parent-style-name="Standard" style:family="paragraph">
      <style:paragraph-properties fo:margin-left="0.5in">
        <style:tab-stops/>
      </style:paragraph-properties>
    </style:style>
    <style:style style:name="P12" style:parent-style-name="Standard" style:list-style-name="LFO1" style:family="paragraph">
      <style:text-properties fo:font-weight="bold" style:font-weight-asian="bold" style:font-weight-complex="bold"/>
    </style:style>
    <style:style style:name="P13" style:parent-style-name="Standard" style:family="paragraph">
      <style:paragraph-properties fo:margin-left="0.5in">
        <style:tab-stops/>
      </style:paragraph-properties>
    </style:style>
    <style:style style:name="P14" style:parent-style-name="Standard" style:family="paragraph">
      <style:paragraph-properties fo:margin-left="0.5in">
        <style:tab-stops/>
      </style:paragraph-properties>
    </style:style>
    <style:style style:name="P15" style:parent-style-name="Standard" style:family="paragraph">
      <style:paragraph-properties fo:margin-left="0.5in">
        <style:tab-stops/>
      </style:paragraph-properties>
    </style:style>
    <style:style style:name="P16" style:parent-style-name="Standard" style:family="paragraph">
      <style:paragraph-properties fo:margin-left="0.5in">
        <style:tab-stops/>
      </style:paragraph-properties>
    </style:style>
    <style:style style:name="P17" style:parent-style-name="Standard" style:family="paragraph">
      <style:paragraph-properties fo:margin-left="0.5in">
        <style:tab-stops/>
      </style:paragraph-properties>
    </style:style>
    <style:style style:name="P18" style:parent-style-name="Standard" style:family="paragraph">
      <style:paragraph-properties fo:margin-left="0.5in">
        <style:tab-stops/>
      </style:paragraph-properties>
    </style:style>
    <style:style style:name="P19" style:parent-style-name="Standard" style:family="paragraph">
      <style:paragraph-properties fo:text-indent="0.4923in"/>
    </style:style>
    <style:style style:name="P20" style:parent-style-name="Standard" style:family="paragraph">
      <style:paragraph-properties fo:margin-left="0.5in">
        <style:tab-stops/>
      </style:paragraph-properties>
    </style:style>
    <style:style style:name="P21" style:parent-style-name="Standard" style:family="paragraph">
      <style:paragraph-properties fo:margin-left="0.5in">
        <style:tab-stops/>
      </style:paragraph-properties>
    </style:style>
    <style:style style:name="P22" style:parent-style-name="Standard" style:list-style-name="LFO3" style:family="paragraph"/>
    <style:style style:name="P23" style:parent-style-name="Standard" style:list-style-name="LFO3" style:family="paragraph"/>
    <style:style style:name="P24" style:parent-style-name="Standard" style:list-style-name="LFO3" style:family="paragraph"/>
    <style:style style:name="P25" style:parent-style-name="Standard" style:list-style-name="LFO3" style:family="paragraph"/>
    <style:style style:name="P26" style:parent-style-name="Standard" style:list-style-name="LFO3" style:family="paragraph"/>
    <style:style style:name="P27" style:parent-style-name="Standard" style:list-style-name="LFO3" style:family="paragraph"/>
    <style:style style:name="P28" style:parent-style-name="Standard" style:list-style-name="LFO3" style:family="paragraph"/>
    <style:style style:name="P29" style:parent-style-name="Standard" style:list-style-name="LFO3" style:family="paragraph"/>
    <style:style style:name="P30" style:parent-style-name="Standard" style:family="paragraph">
      <style:paragraph-properties fo:margin-left="0.5in">
        <style:tab-stops/>
      </style:paragraph-properties>
    </style:style>
    <style:style style:name="P31" style:parent-style-name="Standard" style:family="paragraph">
      <style:paragraph-properties fo:margin-left="0.5in">
        <style:tab-stops/>
      </style:paragraph-properties>
    </style:style>
    <style:style style:name="P32" style:parent-style-name="Standard" style:family="paragraph">
      <style:paragraph-properties fo:margin-left="0.5in">
        <style:tab-stops/>
      </style:paragraph-properties>
    </style:style>
    <style:style style:name="P33" style:parent-style-name="Standard" style:list-style-name="LFO1" style:family="paragraph">
      <style:text-properties fo:font-weight="bold" style:font-weight-asian="bold" style:font-weight-complex="bold"/>
    </style:style>
    <style:style style:name="P34" style:parent-style-name="Standard" style:family="paragraph">
      <style:paragraph-properties fo:margin-left="0.5in">
        <style:tab-stops/>
      </style:paragraph-properties>
    </style:style>
    <style:style style:name="P35" style:parent-style-name="Standard" style:family="paragraph">
      <style:paragraph-properties fo:margin-left="0.5in">
        <style:tab-stops/>
      </style:paragraph-properties>
    </style:style>
    <style:style style:name="T36" style:parent-style-name="Основнойшрифтабзаца" style:family="text">
      <style:text-properties fo:language="en" fo:country="US"/>
    </style:style>
    <style:style style:name="T37" style:parent-style-name="Основнойшрифтабзаца" style:family="text">
      <style:text-properties fo:language="en" fo:country="US"/>
    </style:style>
    <style:style style:name="T38" style:parent-style-name="Основнойшрифтабзаца" style:family="text">
      <style:text-properties fo:language="en" fo:country="US"/>
    </style:style>
    <style:style style:name="T39" style:parent-style-name="Основнойшрифтабзаца" style:family="text">
      <style:text-properties fo:language="en" fo:country="US"/>
    </style:style>
    <style:style style:name="T40" style:parent-style-name="Основнойшрифтабзаца" style:family="text">
      <style:text-properties fo:language="en" fo:country="US"/>
    </style:style>
    <style:style style:name="T41" style:parent-style-name="Основнойшрифтабзаца" style:family="text">
      <style:text-properties fo:language="en" fo:country="US"/>
    </style:style>
    <style:style style:name="T42" style:parent-style-name="Основнойшрифтабзаца" style:family="text">
      <style:text-properties fo:language="en" fo:country="US"/>
    </style:style>
    <style:style style:name="T43" style:parent-style-name="Основнойшрифтабзаца" style:family="text">
      <style:text-properties fo:language="en" fo:country="US"/>
    </style:style>
    <style:style style:name="T44" style:parent-style-name="Основнойшрифтабзаца" style:family="text">
      <style:text-properties fo:language="en" fo:country="US"/>
    </style:style>
    <style:style style:name="T45" style:parent-style-name="Основнойшрифтабзаца" style:family="text">
      <style:text-properties fo:language="en" fo:country="US"/>
    </style:style>
    <style:style style:name="P46" style:parent-style-name="Standard" style:family="paragraph">
      <style:paragraph-properties fo:margin-left="0.5in">
        <style:tab-stops/>
      </style:paragraph-properties>
    </style:style>
    <style:style style:name="T47" style:parent-style-name="Основнойшрифтабзаца" style:family="text">
      <style:text-properties fo:language="en" fo:country="US"/>
    </style:style>
    <style:style style:name="P48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49" style:parent-style-name="Standard" style:family="paragraph">
      <style:paragraph-properties fo:margin-left="0.5in">
        <style:tab-stops/>
      </style:paragraph-properties>
    </style:style>
    <style:style style:name="T50" style:parent-style-name="Основнойшрифтабзаца" style:family="text">
      <style:text-properties fo:language="en" fo:country="US"/>
    </style:style>
    <style:style style:name="T51" style:parent-style-name="Основнойшрифтабзаца" style:family="text">
      <style:text-properties fo:language="en" fo:country="US"/>
    </style:style>
    <style:style style:name="T52" style:parent-style-name="Основнойшрифтабзаца" style:family="text">
      <style:text-properties fo:language="en" fo:country="US"/>
    </style:style>
    <style:style style:name="T53" style:parent-style-name="Основнойшрифтабзаца" style:family="text">
      <style:text-properties fo:language="en" fo:country="US"/>
    </style:style>
    <style:style style:name="T54" style:parent-style-name="Основнойшрифтабзаца" style:family="text">
      <style:text-properties fo:language="en" fo:country="US"/>
    </style:style>
    <style:style style:name="P55" style:parent-style-name="Standard" style:family="paragraph">
      <style:paragraph-properties fo:margin-left="0.5in">
        <style:tab-stops/>
      </style:paragraph-properties>
    </style:style>
    <style:style style:name="P56" style:parent-style-name="Standard" style:list-style-name="LFO4" style:family="paragraph">
      <style:text-properties fo:font-weight="bold" style:font-weight-asian="bold" style:font-weight-complex="bold"/>
    </style:style>
    <style:style style:name="P57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58" style:parent-style-name="Standard" style:list-style-name="LFO3" style:family="paragraph"/>
    <style:style style:name="P59" style:parent-style-name="Standard" style:list-style-name="LFO3" style:family="paragraph"/>
    <style:style style:name="T60" style:parent-style-name="Основнойшрифтабзаца" style:family="text">
      <style:text-properties fo:language="en" fo:country="US"/>
    </style:style>
    <style:style style:name="T61" style:parent-style-name="Основнойшрифтабзаца" style:family="text">
      <style:text-properties fo:language="en" fo:country="US"/>
    </style:style>
    <style:style style:name="P62" style:parent-style-name="Standard" style:list-style-name="LFO3" style:family="paragraph"/>
    <style:style style:name="T63" style:parent-style-name="Основнойшрифтабзаца" style:family="text">
      <style:text-properties fo:language="en" fo:country="US"/>
    </style:style>
    <style:style style:name="P64" style:parent-style-name="Standard" style:list-style-name="LFO3" style:family="paragraph"/>
    <style:style style:name="P65" style:parent-style-name="Standard" style:list-style-name="LFO3" style:family="paragraph"/>
    <style:style style:name="T66" style:parent-style-name="Основнойшрифтабзаца" style:family="text">
      <style:text-properties fo:language="en" fo:country="US"/>
    </style:style>
    <style:style style:name="P67" style:parent-style-name="Standard" style:list-style-name="LFO3" style:family="paragraph"/>
    <style:style style:name="T68" style:parent-style-name="Основнойшрифтабзаца" style:family="text">
      <style:text-properties fo:language="en" fo:country="US"/>
    </style:style>
    <style:style style:name="T69" style:parent-style-name="Основнойшрифтабзаца" style:family="text">
      <style:text-properties fo:language="en" fo:country="US"/>
    </style:style>
    <style:style style:name="T70" style:parent-style-name="Основнойшрифтабзаца" style:family="text">
      <style:text-properties fo:language="en" fo:country="US"/>
    </style:style>
    <style:style style:name="P71" style:parent-style-name="Standard" style:family="paragraph">
      <style:paragraph-properties fo:margin-left="0.75in">
        <style:tab-stops/>
      </style:paragraph-properties>
    </style:style>
    <style:style style:name="P72" style:parent-style-name="Standard" style:list-style-name="LFO4" style:family="paragraph">
      <style:text-properties fo:font-weight="bold" style:font-weight-asian="bold" style:font-weight-complex="bold"/>
    </style:style>
    <style:style style:name="P73" style:parent-style-name="Standard" style:family="paragraph">
      <style:paragraph-properties fo:margin-left="0.5in">
        <style:tab-stops/>
      </style:paragraph-properties>
    </style:style>
    <style:style style:name="P74" style:parent-style-name="Standard" style:family="paragraph">
      <style:paragraph-properties fo:margin-left="0.5in">
        <style:tab-stops/>
      </style:paragraph-properties>
    </style:style>
    <style:style style:name="T75" style:parent-style-name="Основнойшрифтабзаца" style:family="text">
      <style:text-properties fo:language="en" fo:country="US"/>
    </style:style>
    <style:style style:name="P76" style:parent-style-name="Standard" style:family="paragraph">
      <style:paragraph-properties fo:margin-left="0.5in">
        <style:tab-stops/>
      </style:paragraph-properties>
    </style:style>
    <style:style style:name="P77" style:parent-style-name="Standard" style:family="paragraph">
      <style:paragraph-properties fo:margin-left="0.5in">
        <style:tab-stops/>
      </style:paragraph-properties>
    </style:style>
    <style:style style:name="P78" style:parent-style-name="Standard" style:family="paragraph">
      <style:paragraph-properties fo:margin-left="0.5in">
        <style:tab-stops/>
      </style:paragraph-properties>
    </style:style>
    <style:style style:name="T79" style:parent-style-name="Основнойшрифтабзаца" style:family="text">
      <style:text-properties fo:language="en" fo:country="US"/>
    </style:style>
    <style:style style:name="T80" style:parent-style-name="Основнойшрифтабзаца" style:family="text">
      <style:text-properties fo:language="en" fo:country="US"/>
    </style:style>
    <style:style style:name="P81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82" style:parent-style-name="Обычный" style:family="paragraph">
      <style:paragraph-properties fo:margin-left="0.4923in">
        <style:tab-stops/>
      </style:paragraph-properties>
    </style:style>
    <style:style style:name="T83" style:parent-style-name="Основнойшрифтабзаца" style:family="text">
      <style:text-properties fo:language="en" fo:country="US"/>
    </style:style>
    <style:style style:name="T84" style:parent-style-name="Основнойшрифтабзаца" style:family="text">
      <style:text-properties fo:language="en" fo:country="US"/>
    </style:style>
    <style:style style:name="T85" style:parent-style-name="Основнойшрифтабзаца" style:family="text">
      <style:text-properties fo:language="en" fo:country="US"/>
    </style:style>
    <style:style style:name="T86" style:parent-style-name="Основнойшрифтабзаца" style:family="text">
      <style:text-properties fo:language="en" fo:country="US"/>
    </style:style>
    <style:style style:name="T87" style:parent-style-name="Основнойшрифтабзаца" style:family="text">
      <style:text-properties fo:language="en" fo:country="US"/>
    </style:style>
    <style:style style:name="P88" style:parent-style-name="Обычный" style:family="paragraph">
      <style:paragraph-properties fo:margin-left="0.4923in">
        <style:tab-stops/>
      </style:paragraph-properties>
    </style:style>
    <style:style style:name="T89" style:parent-style-name="Основнойшрифтабзаца" style:family="text">
      <style:text-properties fo:language="en" fo:country="US"/>
    </style:style>
    <style:style style:name="T90" style:parent-style-name="Основнойшрифтабзаца" style:family="text">
      <style:text-properties fo:language="en" fo:country="US"/>
    </style:style>
    <style:style style:name="P91" style:parent-style-name="Обычный" style:family="paragraph">
      <style:paragraph-properties fo:margin-left="0.4923in">
        <style:tab-stops/>
      </style:paragraph-properties>
    </style:style>
    <style:style style:name="T92" style:parent-style-name="Основнойшрифтабзаца" style:family="text">
      <style:text-properties fo:language="en" fo:country="US"/>
    </style:style>
    <style:style style:name="T93" style:parent-style-name="Основнойшрифтабзаца" style:family="text">
      <style:text-properties fo:language="en" fo:country="US"/>
    </style:style>
    <style:style style:name="T94" style:parent-style-name="Основнойшрифтабзаца" style:family="text">
      <style:text-properties fo:language="en" fo:country="US"/>
    </style:style>
    <style:style style:name="T95" style:parent-style-name="Основнойшрифтабзаца" style:family="text">
      <style:text-properties fo:language="en" fo:country="US"/>
    </style:style>
    <style:style style:name="P96" style:parent-style-name="Standard" style:family="paragraph">
      <style:paragraph-properties fo:margin-left="0.5in">
        <style:tab-stops/>
      </style:paragraph-properties>
    </style:style>
    <style:style style:name="T97" style:parent-style-name="Основнойшрифтабзаца" style:family="text">
      <style:text-properties style:letter-kerning="false" fo:language="en" fo:country="US"/>
    </style:style>
    <style:style style:name="T98" style:parent-style-name="Основнойшрифтабзаца" style:family="text">
      <style:text-properties style:letter-kerning="false"/>
    </style:style>
    <style:style style:name="T99" style:parent-style-name="Основнойшрифтабзаца" style:family="text">
      <style:text-properties style:letter-kerning="false" fo:language="en" fo:country="US"/>
    </style:style>
    <style:style style:name="T100" style:parent-style-name="Основнойшрифтабзаца" style:family="text">
      <style:text-properties style:letter-kerning="false"/>
    </style:style>
    <style:style style:name="T101" style:parent-style-name="Основнойшрифтабзаца" style:family="text">
      <style:text-properties style:letter-kerning="false" fo:language="en" fo:country="US"/>
    </style:style>
    <style:style style:name="T102" style:parent-style-name="Основнойшрифтабзаца" style:family="text">
      <style:text-properties style:letter-kerning="false"/>
    </style:style>
    <style:style style:name="P103" style:parent-style-name="Standard" style:family="paragraph">
      <style:paragraph-properties fo:margin-left="0.5in">
        <style:tab-stops/>
      </style:paragraph-properties>
    </style:style>
    <style:style style:name="T104" style:parent-style-name="Основнойшрифтабзаца" style:family="text">
      <style:text-properties style:letter-kerning="false" fo:language="en" fo:country="US"/>
    </style:style>
    <style:style style:name="T105" style:parent-style-name="Основнойшрифтабзаца" style:family="text">
      <style:text-properties style:letter-kerning="false"/>
    </style:style>
    <style:style style:name="P106" style:parent-style-name="Standard" style:family="paragraph">
      <style:paragraph-properties fo:margin-left="0.5in">
        <style:tab-stops/>
      </style:paragraph-properties>
    </style:style>
    <style:style style:name="T107" style:parent-style-name="Основнойшрифтабзаца" style:family="text">
      <style:text-properties style:letter-kerning="false" fo:language="en" fo:country="US"/>
    </style:style>
    <style:style style:name="T108" style:parent-style-name="Основнойшрифтабзаца" style:family="text">
      <style:text-properties style:letter-kerning="false"/>
    </style:style>
    <style:style style:name="T109" style:parent-style-name="Основнойшрифтабзаца" style:family="text">
      <style:text-properties style:letter-kerning="false" fo:language="en" fo:country="US"/>
    </style:style>
    <style:style style:name="T110" style:parent-style-name="Основнойшрифтабзаца" style:family="text">
      <style:text-properties style:letter-kerning="false"/>
    </style:style>
    <style:style style:name="T111" style:parent-style-name="Основнойшрифтабзаца" style:family="text">
      <style:text-properties style:letter-kerning="false" fo:language="en" fo:country="US"/>
    </style:style>
    <style:style style:name="T112" style:parent-style-name="Основнойшрифтабзаца" style:family="text">
      <style:text-properties style:letter-kerning="false"/>
    </style:style>
    <style:style style:name="P113" style:parent-style-name="Standard" style:family="paragraph">
      <style:paragraph-properties fo:margin-left="0.5in">
        <style:tab-stops/>
      </style:paragraph-properties>
    </style:style>
    <style:style style:name="T114" style:parent-style-name="Основнойшрифтабзаца" style:family="text">
      <style:text-properties style:letter-kerning="false" fo:language="en" fo:country="US"/>
    </style:style>
    <style:style style:name="T115" style:parent-style-name="Основнойшрифтабзаца" style:family="text">
      <style:text-properties style:letter-kerning="false"/>
    </style:style>
    <style:style style:name="T116" style:parent-style-name="Основнойшрифтабзаца" style:family="text">
      <style:text-properties style:letter-kerning="false" fo:language="en" fo:country="US"/>
    </style:style>
    <style:style style:name="T117" style:parent-style-name="Основнойшрифтабзаца" style:family="text">
      <style:text-properties style:letter-kerning="false"/>
    </style:style>
    <style:style style:name="T118" style:parent-style-name="Основнойшрифтабзаца" style:family="text">
      <style:text-properties style:letter-kerning="false" fo:language="en" fo:country="US"/>
    </style:style>
    <style:style style:name="T119" style:parent-style-name="Основнойшрифтабзаца" style:family="text">
      <style:text-properties style:letter-kerning="false"/>
    </style:style>
    <style:style style:name="P120" style:parent-style-name="Standard" style:family="paragraph">
      <style:paragraph-properties fo:margin-left="0.5in">
        <style:tab-stops/>
      </style:paragraph-properties>
      <style:text-properties style:letter-kerning="false" fo:language="en" fo:country="US"/>
    </style:style>
    <style:style style:name="P121" style:parent-style-name="Standard" style:family="paragraph">
      <style:paragraph-properties fo:margin-left="0.5in">
        <style:tab-stops/>
      </style:paragraph-properties>
    </style:style>
    <style:style style:name="T122" style:parent-style-name="Основнойшрифтабзаца" style:family="text">
      <style:text-properties style:letter-kerning="false"/>
    </style:style>
    <style:style style:name="T123" style:parent-style-name="Основнойшрифтабзаца" style:family="text">
      <style:text-properties style:letter-kerning="false" fo:language="en" fo:country="US"/>
    </style:style>
    <style:style style:name="T124" style:parent-style-name="Основнойшрифтабзаца" style:family="text">
      <style:text-properties style:letter-kerning="false"/>
    </style:style>
    <style:style style:name="T125" style:parent-style-name="Основнойшрифтабзаца" style:family="text">
      <style:text-properties style:letter-kerning="false" fo:language="en" fo:country="US"/>
    </style:style>
    <style:style style:name="T126" style:parent-style-name="Основнойшрифтабзаца" style:family="text">
      <style:text-properties fo:language="en" fo:country="US"/>
    </style:style>
    <style:style style:name="T127" style:parent-style-name="Основнойшрифтабзаца" style:family="text">
      <style:text-properties fo:language="en" fo:country="US"/>
    </style:style>
    <style:style style:name="T128" style:parent-style-name="Основнойшрифтабзаца" style:family="text">
      <style:text-properties fo:language="en" fo:country="US"/>
    </style:style>
    <style:style style:name="T129" style:parent-style-name="Основнойшрифтабзаца" style:family="text">
      <style:text-properties fo:language="en" fo:country="US"/>
    </style:style>
    <style:style style:name="T130" style:parent-style-name="Основнойшрифтабзаца" style:family="text">
      <style:text-properties fo:language="en" fo:country="US"/>
    </style:style>
    <style:style style:name="T131" style:parent-style-name="Основнойшрифтабзаца" style:family="text">
      <style:text-properties fo:language="en" fo:country="US"/>
    </style:style>
    <style:style style:name="T132" style:parent-style-name="Основнойшрифтабзаца" style:family="text">
      <style:text-properties fo:language="en" fo:country="US"/>
    </style:style>
    <style:style style:name="T133" style:parent-style-name="Основнойшрифтабзаца" style:family="text">
      <style:text-properties fo:language="en" fo:country="US"/>
    </style:style>
    <style:style style:name="T134" style:parent-style-name="Основнойшрифтабзаца" style:family="text">
      <style:text-properties fo:language="en" fo:country="US"/>
    </style:style>
    <style:style style:name="T135" style:parent-style-name="Основнойшрифтабзаца" style:family="text">
      <style:text-properties fo:language="en" fo:country="US"/>
    </style:style>
    <style:style style:name="T136" style:parent-style-name="Основнойшрифтабзаца" style:family="text">
      <style:text-properties fo:language="en" fo:country="US"/>
    </style:style>
    <style:style style:name="T137" style:parent-style-name="Основнойшрифтабзаца" style:family="text">
      <style:text-properties fo:language="en" fo:country="US"/>
    </style:style>
    <style:style style:name="T138" style:parent-style-name="Основнойшрифтабзаца" style:family="text">
      <style:text-properties fo:language="en" fo:country="US"/>
    </style:style>
    <style:style style:name="T139" style:parent-style-name="Основнойшрифтабзаца" style:family="text">
      <style:text-properties fo:language="en" fo:country="US"/>
    </style:style>
    <style:style style:name="T140" style:parent-style-name="Основнойшрифтабзаца" style:family="text">
      <style:text-properties fo:language="en" fo:country="US"/>
    </style:style>
    <style:style style:name="T141" style:parent-style-name="Основнойшрифтабзаца" style:family="text">
      <style:text-properties fo:language="en" fo:country="US"/>
    </style:style>
    <style:style style:name="T142" style:parent-style-name="Основнойшрифтабзаца" style:family="text">
      <style:text-properties fo:language="en" fo:country="US"/>
    </style:style>
    <style:style style:name="T143" style:parent-style-name="Основнойшрифтабзаца" style:family="text">
      <style:text-properties fo:language="en" fo:country="US"/>
    </style:style>
    <style:style style:name="T144" style:parent-style-name="Основнойшрифтабзаца" style:family="text">
      <style:text-properties fo:language="en" fo:country="US"/>
    </style:style>
    <style:style style:name="T145" style:parent-style-name="Основнойшрифтабзаца" style:family="text">
      <style:text-properties fo:language="en" fo:country="US"/>
    </style:style>
    <style:style style:name="T146" style:parent-style-name="Основнойшрифтабзаца" style:family="text">
      <style:text-properties fo:language="en" fo:country="US"/>
    </style:style>
    <style:style style:name="T147" style:parent-style-name="Основнойшрифтабзаца" style:family="text">
      <style:text-properties fo:language="en" fo:country="US"/>
    </style:style>
    <style:style style:name="T148" style:parent-style-name="Основнойшрифтабзаца" style:family="text">
      <style:text-properties fo:language="en" fo:country="US"/>
    </style:style>
    <style:style style:name="T149" style:parent-style-name="Основнойшрифтабзаца" style:family="text">
      <style:text-properties fo:language="en" fo:country="US"/>
    </style:style>
    <style:style style:name="T150" style:parent-style-name="Основнойшрифтабзаца" style:family="text">
      <style:text-properties fo:language="en" fo:country="US"/>
    </style:style>
    <style:style style:name="T151" style:parent-style-name="Основнойшрифтабзаца" style:family="text">
      <style:text-properties fo:language="en" fo:country="US"/>
    </style:style>
    <style:style style:name="T152" style:parent-style-name="Основнойшрифтабзаца" style:family="text">
      <style:text-properties fo:language="en" fo:country="US"/>
    </style:style>
    <style:style style:name="T153" style:parent-style-name="Основнойшрифтабзаца" style:family="text">
      <style:text-properties fo:language="en" fo:country="US"/>
    </style:style>
    <style:style style:name="T154" style:parent-style-name="Основнойшрифтабзаца" style:family="text">
      <style:text-properties fo:language="en" fo:country="US"/>
    </style:style>
    <style:style style:name="T155" style:parent-style-name="Основнойшрифтабзаца" style:family="text">
      <style:text-properties fo:language="en" fo:country="US"/>
    </style:style>
    <style:style style:name="T156" style:parent-style-name="Основнойшрифтабзаца" style:family="text">
      <style:text-properties fo:language="en" fo:country="US"/>
    </style:style>
    <style:style style:name="T157" style:parent-style-name="Основнойшрифтабзаца" style:family="text">
      <style:text-properties fo:language="en" fo:country="US"/>
    </style:style>
    <style:style style:name="T158" style:parent-style-name="Основнойшрифтабзаца" style:family="text">
      <style:text-properties fo:language="en" fo:country="US"/>
    </style:style>
    <style:style style:name="T159" style:parent-style-name="Основнойшрифтабзаца" style:family="text">
      <style:text-properties fo:language="en" fo:country="US"/>
    </style:style>
    <style:style style:name="T160" style:parent-style-name="Основнойшрифтабзаца" style:family="text">
      <style:text-properties fo:language="en" fo:country="US"/>
    </style:style>
    <style:style style:name="T161" style:parent-style-name="Основнойшрифтабзаца" style:family="text">
      <style:text-properties fo:language="en" fo:country="US"/>
    </style:style>
    <style:style style:name="T162" style:parent-style-name="Основнойшрифтабзаца" style:family="text">
      <style:text-properties fo:language="en" fo:country="US"/>
    </style:style>
    <style:style style:name="T163" style:parent-style-name="Основнойшрифтабзаца" style:family="text">
      <style:text-properties fo:language="en" fo:country="US"/>
    </style:style>
    <style:style style:name="T164" style:parent-style-name="Основнойшрифтабзаца" style:family="text">
      <style:text-properties fo:language="en" fo:country="US"/>
    </style:style>
    <style:style style:name="T165" style:parent-style-name="Основнойшрифтабзаца" style:family="text">
      <style:text-properties fo:language="en" fo:country="US"/>
    </style:style>
    <style:style style:name="T166" style:parent-style-name="Основнойшрифтабзаца" style:family="text">
      <style:text-properties fo:language="en" fo:country="US"/>
    </style:style>
    <style:style style:name="T167" style:parent-style-name="Основнойшрифтабзаца" style:family="text">
      <style:text-properties fo:language="en" fo:country="US"/>
    </style:style>
    <style:style style:name="T168" style:parent-style-name="Основнойшрифтабзаца" style:family="text">
      <style:text-properties fo:language="en" fo:country="US"/>
    </style:style>
    <style:style style:name="T169" style:parent-style-name="Основнойшрифтабзаца" style:family="text">
      <style:text-properties fo:language="en" fo:country="US"/>
    </style:style>
    <style:style style:name="T170" style:parent-style-name="Основнойшрифтабзаца" style:family="text">
      <style:text-properties fo:language="en" fo:country="US"/>
    </style:style>
    <style:style style:name="T171" style:parent-style-name="Основнойшрифтабзаца" style:family="text">
      <style:text-properties fo:language="en" fo:country="US"/>
    </style:style>
    <style:style style:name="T172" style:parent-style-name="Основнойшрифтабзаца" style:family="text">
      <style:text-properties fo:language="en" fo:country="US"/>
    </style:style>
    <style:style style:name="P173" style:parent-style-name="Standard" style:list-style-name="LFO4" style:family="paragraph">
      <style:text-properties fo:font-weight="bold" style:font-weight-asian="bold" style:font-weight-complex="bold"/>
    </style:style>
    <style:style style:name="P174" style:parent-style-name="Standard" style:family="paragraph">
      <style:paragraph-properties fo:margin-left="0.5in">
        <style:tab-stops/>
      </style:paragraph-properties>
    </style:style>
    <style:style style:name="P175" style:parent-style-name="Standard" style:family="paragraph">
      <style:paragraph-properties fo:margin-left="0.5in">
        <style:tab-stops/>
      </style:paragraph-properties>
    </style:style>
    <style:style style:name="P176" style:parent-style-name="Standard" style:family="paragraph">
      <style:paragraph-properties fo:margin-left="0.5in">
        <style:tab-stops/>
      </style:paragraph-properties>
    </style:style>
    <style:style style:name="P177" style:parent-style-name="Standard" style:list-style-name="LFO4" style:family="paragraph">
      <style:text-properties fo:font-weight="bold" style:font-weight-asian="bold" style:font-weight-complex="bold"/>
    </style:style>
    <style:style style:name="P178" style:parent-style-name="Standard" style:family="paragraph">
      <style:paragraph-properties fo:margin-left="0.5in">
        <style:tab-stops/>
      </style:paragraph-properties>
    </style:style>
    <style:style style:name="P179" style:parent-style-name="Standard" style:family="paragraph">
      <style:paragraph-properties fo:margin-left="0.5in">
        <style:tab-stops/>
      </style:paragraph-properties>
    </style:style>
    <style:style style:name="T180" style:parent-style-name="Основнойшрифтабзаца" style:family="text">
      <style:text-properties fo:language="en" fo:country="US"/>
    </style:style>
    <style:style style:name="T181" style:parent-style-name="Основнойшрифтабзаца" style:family="text">
      <style:text-properties fo:language="en" fo:country="US"/>
    </style:style>
    <style:style style:name="T182" style:parent-style-name="Основнойшрифтабзаца" style:family="text">
      <style:text-properties fo:language="en" fo:country="US"/>
    </style:style>
    <style:style style:name="T183" style:parent-style-name="Основнойшрифтабзаца" style:family="text">
      <style:text-properties fo:language="en" fo:country="US"/>
    </style:style>
    <style:style style:name="T184" style:parent-style-name="Основнойшрифтабзаца" style:family="text">
      <style:text-properties fo:language="en" fo:country="US"/>
    </style:style>
    <style:style style:name="T185" style:parent-style-name="Основнойшрифтабзаца" style:family="text">
      <style:text-properties fo:language="en" fo:country="US"/>
    </style:style>
    <style:style style:name="P186" style:parent-style-name="Standard" style:family="paragraph">
      <style:paragraph-properties fo:margin-left="0.5in">
        <style:tab-stops/>
      </style:paragraph-properties>
    </style:style>
    <style:style style:name="P187" style:parent-style-name="Standard" style:list-style-name="LFO4" style:family="paragraph">
      <style:text-properties fo:font-weight="bold" style:font-weight-asian="bold" style:font-weight-complex="bold"/>
    </style:style>
    <style:style style:name="P188" style:parent-style-name="Standard" style:family="paragraph">
      <style:paragraph-properties fo:margin-left="0.5in">
        <style:tab-stops/>
      </style:paragraph-properties>
    </style:style>
    <style:style style:name="P189" style:parent-style-name="Standard" style:family="paragraph">
      <style:paragraph-properties fo:margin-left="0.5in">
        <style:tab-stops/>
      </style:paragraph-properties>
    </style:style>
    <style:style style:name="T190" style:parent-style-name="Основнойшрифтабзаца" style:family="text">
      <style:text-properties fo:language="en" fo:country="US"/>
    </style:style>
    <style:style style:name="P191" style:parent-style-name="Standard" style:family="paragraph">
      <style:paragraph-properties fo:margin-left="0.5in">
        <style:tab-stops/>
      </style:paragraph-properties>
    </style:style>
    <style:style style:name="P192" style:parent-style-name="Standard" style:list-style-name="LFO4" style:family="paragraph">
      <style:text-properties fo:font-weight="bold" style:font-weight-asian="bold" style:font-weight-complex="bold"/>
    </style:style>
    <style:style style:name="P19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94" style:parent-style-name="Standard" style:family="paragraph">
      <style:paragraph-properties fo:margin-left="0.5in">
        <style:tab-stops/>
      </style:paragraph-properties>
    </style:style>
    <style:style style:name="T195" style:parent-style-name="Основнойшрифтабзаца" style:family="text">
      <style:text-properties fo:language="en" fo:country="US"/>
    </style:style>
    <style:style style:name="T196" style:parent-style-name="Основнойшрифтабзаца" style:family="text">
      <style:text-properties fo:language="en" fo:country="US"/>
    </style:style>
    <style:style style:name="T197" style:parent-style-name="Основнойшрифтабзаца" style:family="text">
      <style:text-properties fo:language="en" fo:country="US"/>
    </style:style>
    <style:style style:name="P198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99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0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T201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2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P203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04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T205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6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T207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8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9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T210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11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P212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13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T214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15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16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17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18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19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20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21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22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23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24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25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26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27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28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29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30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31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32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33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34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35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36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37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38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39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40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41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42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43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44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45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46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47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48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49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50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51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52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53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54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55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56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57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58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59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60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61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62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63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64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65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66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67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68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69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70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71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72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73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74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75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76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77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78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79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80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P281" style:parent-style-name="Standard" style:family="paragraph">
      <style:paragraph-properties fo:margin-left="0.5in">
        <style:tab-stops/>
      </style:paragraph-properties>
    </style:style>
    <style:style style:name="P282" style:parent-style-name="Standard" style:family="paragraph">
      <style:paragraph-properties fo:margin-left="0.5in">
        <style:tab-stops/>
      </style:paragraph-properties>
    </style:style>
    <style:style style:name="T283" style:parent-style-name="Основнойшрифтабзаца" style:family="text">
      <style:text-properties fo:language="en" fo:country="US" style:language-asian="ru" style:country-asian="RU"/>
    </style:style>
    <style:style style:name="T284" style:parent-style-name="Основнойшрифтабзаца" style:family="text">
      <style:text-properties style:language-asian="ru" style:country-asian="RU"/>
    </style:style>
    <style:style style:name="T285" style:parent-style-name="Основнойшрифтабзаца" style:family="text">
      <style:text-properties fo:language="en" fo:country="US" style:language-asian="ru" style:country-asian="RU"/>
    </style:style>
    <style:style style:name="T286" style:parent-style-name="Основнойшрифтабзаца" style:family="text">
      <style:text-properties style:language-asian="ru" style:country-asian="RU"/>
    </style:style>
    <style:style style:name="T287" style:parent-style-name="Основнойшрифтабзаца" style:family="text">
      <style:text-properties fo:language="en" fo:country="US" style:language-asian="ru" style:country-asian="RU"/>
    </style:style>
    <style:style style:name="T288" style:parent-style-name="Основнойшрифтабзаца" style:family="text">
      <style:text-properties style:language-asian="ru" style:country-asian="RU"/>
    </style:style>
    <style:style style:name="P289" style:parent-style-name="Standard" style:family="paragraph">
      <style:paragraph-properties fo:margin-left="0.5in">
        <style:tab-stops/>
      </style:paragraph-properties>
    </style:style>
    <style:style style:name="P29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91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9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9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9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9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96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97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98" style:parent-style-name="Standard" style:family="paragraph">
      <style:paragraph-properties fo:margin-left="0.5in">
        <style:tab-stops/>
      </style:paragraph-properties>
    </style:style>
    <style:style style:name="T299" style:parent-style-name="Основнойшрифтабзаца" style:family="text">
      <style:text-properties fo:language="en" fo:country="US" style:language-asian="ru" style:country-asian="RU"/>
    </style:style>
    <style:style style:name="T300" style:parent-style-name="Основнойшрифтабзаца" style:family="text">
      <style:text-properties fo:language="en" fo:country="US" style:language-asian="ru" style:country-asian="RU"/>
    </style:style>
    <style:style style:name="P301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302" style:parent-style-name="Standard" style:list-style-name="LFO4" style:family="paragraph">
      <style:text-properties fo:font-weight="bold" style:font-weight-asian="bold" style:font-weight-complex="bold"/>
    </style:style>
    <style:style style:name="P303" style:parent-style-name="Standard" style:family="paragraph">
      <style:text-properties fo:language="en" fo:country="US"/>
    </style:style>
    <style:style style:name="P304" style:parent-style-name="Standard" style:family="paragraph">
      <style:text-properties fo:language="en" fo:country="US"/>
    </style:style>
    <style:style style:name="P305" style:parent-style-name="Standard" style:family="paragraph">
      <style:text-properties fo:language="en" fo:country="US"/>
    </style:style>
    <style:style style:name="P306" style:parent-style-name="Standard" style:family="paragraph">
      <style:text-properties fo:language="en" fo:country="US"/>
    </style:style>
    <style:style style:name="P307" style:parent-style-name="Standard" style:family="paragraph">
      <style:text-properties fo:language="en" fo:country="US"/>
    </style:style>
    <style:style style:name="P308" style:parent-style-name="Standard" style:family="paragraph">
      <style:text-properties fo:language="en" fo:country="US"/>
    </style:style>
    <style:style style:name="P309" style:parent-style-name="Standard" style:family="paragraph">
      <style:text-properties fo:language="en" fo:country="US"/>
    </style:style>
    <style:style style:name="P310" style:parent-style-name="Standard" style:family="paragraph">
      <style:text-properties fo:language="en" fo:country="US"/>
    </style:style>
    <style:style style:name="P311" style:parent-style-name="Standard" style:family="paragraph">
      <style:text-properties fo:language="en" fo:country="US"/>
    </style:style>
    <style:style style:name="P312" style:parent-style-name="Standard" style:family="paragraph">
      <style:text-properties fo:language="en" fo:country="US"/>
    </style:style>
    <style:style style:name="P313" style:parent-style-name="Standard" style:family="paragraph">
      <style:text-properties fo:language="en" fo:country="US"/>
    </style:style>
    <style:style style:name="P314" style:parent-style-name="Standard" style:family="paragraph">
      <style:text-properties fo:language="en" fo:country="US"/>
    </style:style>
    <style:style style:name="P315" style:parent-style-name="Standard" style:family="paragraph">
      <style:text-properties fo:language="en" fo:country="US"/>
    </style:style>
    <style:style style:name="P316" style:parent-style-name="Standard" style:family="paragraph">
      <style:text-properties fo:language="en" fo:country="US"/>
    </style:style>
    <style:style style:name="P317" style:parent-style-name="Standard" style:family="paragraph">
      <style:text-properties fo:language="en" fo:country="US"/>
    </style:style>
    <style:style style:name="P318" style:parent-style-name="Standard" style:list-style-name="LFO3" style:family="paragraph"/>
    <style:style style:name="T319" style:parent-style-name="Основнойшрифтабзаца" style:family="text">
      <style:text-properties fo:language="en" fo:country="US"/>
    </style:style>
    <style:style style:name="T320" style:parent-style-name="Основнойшрифтабзаца" style:family="text">
      <style:text-properties fo:language="en" fo:country="US"/>
    </style:style>
    <style:style style:name="T321" style:parent-style-name="Основнойшрифтабзаца" style:family="text">
      <style:text-properties fo:language="en" fo:country="US"/>
    </style:style>
    <style:style style:name="T322" style:parent-style-name="Основнойшрифтабзаца" style:family="text">
      <style:text-properties fo:language="en" fo:country="US"/>
    </style:style>
    <style:style style:name="T323" style:parent-style-name="Основнойшрифтабзаца" style:family="text">
      <style:text-properties fo:language="en" fo:country="US"/>
    </style:style>
    <style:style style:name="T324" style:parent-style-name="Основнойшрифтабзаца" style:family="text">
      <style:text-properties fo:language="en" fo:country="US"/>
    </style:style>
    <style:style style:name="P325" style:parent-style-name="Standard" style:list-style-name="LFO3" style:family="paragraph"/>
    <style:style style:name="T326" style:parent-style-name="Основнойшрифтабзаца" style:family="text">
      <style:text-properties fo:language="en" fo:country="US"/>
    </style:style>
    <style:style style:name="T327" style:parent-style-name="Основнойшрифтабзаца" style:family="text">
      <style:text-properties fo:language="en" fo:country="US"/>
    </style:style>
    <style:style style:name="T328" style:parent-style-name="Основнойшрифтабзаца" style:family="text">
      <style:text-properties fo:language="en" fo:country="US"/>
    </style:style>
    <style:style style:name="T329" style:parent-style-name="Основнойшрифтабзаца" style:family="text">
      <style:text-properties fo:language="en" fo:country="US"/>
    </style:style>
    <style:style style:name="P330" style:parent-style-name="Standard" style:family="paragraph">
      <style:paragraph-properties fo:margin-left="0.75in">
        <style:tab-stops/>
      </style:paragraph-properties>
    </style:style>
    <style:style style:name="P331" style:parent-style-name="Standard" style:family="paragraph">
      <style:paragraph-properties fo:margin-left="0.75in">
        <style:tab-stops/>
      </style:paragraph-properties>
      <style:text-properties fo:language="en" fo:country="US"/>
    </style:style>
    <style:style style:name="P332" style:parent-style-name="Standard" style:family="paragraph">
      <style:paragraph-properties fo:margin-left="0.75in">
        <style:tab-stops/>
      </style:paragraph-properties>
      <style:text-properties fo:language="en" fo:country="US"/>
    </style:style>
    <style:style style:name="P333" style:parent-style-name="Standard" style:family="paragraph">
      <style:paragraph-properties fo:margin-left="0.75in">
        <style:tab-stops/>
      </style:paragraph-properties>
    </style:style>
    <style:style style:name="T334" style:parent-style-name="Основнойшрифтабзаца" style:family="text">
      <style:text-properties fo:language="en" fo:country="US"/>
    </style:style>
    <style:style style:name="T335" style:parent-style-name="Основнойшрифтабзаца" style:family="text">
      <style:text-properties fo:language="en" fo:country="US"/>
    </style:style>
    <style:style style:name="P336" style:parent-style-name="Standard" style:list-style-name="LFO3" style:family="paragraph"/>
    <style:style style:name="T337" style:parent-style-name="Основнойшрифтабзаца" style:family="text">
      <style:text-properties fo:language="en" fo:country="US"/>
    </style:style>
    <style:style style:name="T338" style:parent-style-name="Основнойшрифтабзаца" style:family="text">
      <style:text-properties fo:language="en" fo:country="US"/>
    </style:style>
    <style:style style:name="P339" style:parent-style-name="Standard" style:family="paragraph">
      <style:paragraph-properties fo:margin-left="0.75in">
        <style:tab-stops/>
      </style:paragraph-properties>
      <style:text-properties fo:language="en" fo:country="US"/>
    </style:style>
    <style:style style:name="P340" style:parent-style-name="Standard" style:family="paragraph">
      <style:paragraph-properties fo:margin-left="0.75in">
        <style:tab-stops/>
      </style:paragraph-properties>
      <style:text-properties fo:language="en" fo:country="US"/>
    </style:style>
    <style:style style:name="P341" style:parent-style-name="Standard" style:family="paragraph">
      <style:paragraph-properties fo:margin-left="0.75in">
        <style:tab-stops/>
      </style:paragraph-properties>
      <style:text-properties fo:language="en" fo:country="US"/>
    </style:style>
    <style:style style:name="P342" style:parent-style-name="Standard" style:family="paragraph">
      <style:paragraph-properties fo:margin-left="0.75in">
        <style:tab-stops/>
      </style:paragraph-properties>
      <style:text-properties fo:language="en" fo:country="US"/>
    </style:style>
    <style:style style:name="P343" style:parent-style-name="Standard" style:family="paragraph">
      <style:paragraph-properties fo:margin-left="0.75in">
        <style:tab-stops/>
      </style:paragraph-properties>
      <style:text-properties fo:language="en" fo:country="US"/>
    </style:style>
    <style:style style:name="P344" style:parent-style-name="Standard" style:family="paragraph">
      <style:paragraph-properties fo:margin-left="0.75in">
        <style:tab-stops/>
      </style:paragraph-properties>
      <style:text-properties fo:language="en" fo:country="US"/>
    </style:style>
    <style:style style:name="P345" style:parent-style-name="Standard" style:family="paragraph">
      <style:paragraph-properties fo:margin-left="0.75in">
        <style:tab-stops/>
      </style:paragraph-properties>
      <style:text-properties fo:language="en" fo:country="US"/>
    </style:style>
    <style:style style:name="P346" style:parent-style-name="Standard" style:family="paragraph">
      <style:paragraph-properties fo:margin-left="0.75in">
        <style:tab-stops/>
      </style:paragraph-properties>
      <style:text-properties fo:language="en" fo:country="US"/>
    </style:style>
    <style:style style:name="P347" style:parent-style-name="Standard" style:family="paragraph">
      <style:paragraph-properties fo:margin-left="0.75in">
        <style:tab-stops/>
      </style:paragraph-properties>
      <style:text-properties fo:language="en" fo:country="US"/>
    </style:style>
    <style:style style:name="P348" style:parent-style-name="Standard" style:family="paragraph">
      <style:paragraph-properties fo:margin-left="0.75in">
        <style:tab-stops/>
      </style:paragraph-properties>
      <style:text-properties fo:language="en" fo:country="US"/>
    </style:style>
    <style:style style:name="P349" style:parent-style-name="Standard" style:family="paragraph">
      <style:paragraph-properties fo:margin-left="0.75in">
        <style:tab-stops/>
      </style:paragraph-properties>
    </style:style>
    <style:style style:name="T350" style:parent-style-name="Основнойшрифтабзаца" style:family="text">
      <style:text-properties fo:language="en" fo:country="US"/>
    </style:style>
    <style:style style:name="T351" style:parent-style-name="Основнойшрифтабзаца" style:family="text">
      <style:text-properties fo:language="en" fo:country="US"/>
    </style:style>
    <style:style style:name="T352" style:parent-style-name="Основнойшрифтабзаца" style:family="text">
      <style:text-properties fo:language="en" fo:country="US"/>
    </style:style>
    <style:style style:name="T353" style:parent-style-name="Основнойшрифтабзаца" style:family="text">
      <style:text-properties fo:language="en" fo:country="US"/>
    </style:style>
    <style:style style:name="T354" style:parent-style-name="Основнойшрифтабзаца" style:family="text">
      <style:text-properties fo:language="en" fo:country="US"/>
    </style:style>
    <style:style style:name="T355" style:parent-style-name="Основнойшрифтабзаца" style:family="text">
      <style:text-properties fo:language="en" fo:country="US"/>
    </style:style>
    <style:style style:name="P356" style:parent-style-name="Standard" style:family="paragraph">
      <style:paragraph-properties fo:margin-left="0.75in">
        <style:tab-stops/>
      </style:paragraph-properties>
      <style:text-properties fo:language="en" fo:country="US"/>
    </style:style>
    <style:style style:name="P357" style:parent-style-name="Standard" style:family="paragraph">
      <style:paragraph-properties fo:margin-left="0.75in">
        <style:tab-stops/>
      </style:paragraph-properties>
      <style:text-properties fo:language="en" fo:country="US"/>
    </style:style>
    <style:style style:name="P358" style:parent-style-name="Standard" style:family="paragraph">
      <style:paragraph-properties fo:margin-left="0.75in">
        <style:tab-stops/>
      </style:paragraph-properties>
      <style:text-properties fo:language="en" fo:country="US"/>
    </style:style>
    <style:style style:name="P359" style:parent-style-name="Standard" style:family="paragraph">
      <style:paragraph-properties fo:margin-left="0.75in">
        <style:tab-stops/>
      </style:paragraph-properties>
      <style:text-properties fo:language="en" fo:country="US"/>
    </style:style>
    <style:style style:name="P360" style:parent-style-name="Standard" style:family="paragraph">
      <style:paragraph-properties fo:margin-left="0.75in">
        <style:tab-stops/>
      </style:paragraph-properties>
      <style:text-properties fo:language="en" fo:country="US"/>
    </style:style>
    <style:style style:name="P361" style:parent-style-name="Standard" style:list-style-name="LFO3" style:family="paragraph"/>
    <style:style style:name="T362" style:parent-style-name="Основнойшрифтабзаца" style:family="text">
      <style:text-properties fo:language="en" fo:country="US"/>
    </style:style>
    <style:style style:name="T363" style:parent-style-name="Основнойшрифтабзаца" style:family="text">
      <style:text-properties fo:language="en" fo:country="US"/>
    </style:style>
    <style:style style:name="T364" style:parent-style-name="Основнойшрифтабзаца" style:family="text">
      <style:text-properties fo:language="en" fo:country="US"/>
    </style:style>
    <style:style style:name="P365" style:parent-style-name="Standard" style:list-style-name="LFO3" style:family="paragraph"/>
    <style:style style:name="P366" style:parent-style-name="Standard" style:family="paragraph">
      <style:paragraph-properties fo:margin-left="0.5in">
        <style:tab-stops/>
      </style:paragraph-properties>
    </style:style>
    <style:style style:name="T367" style:parent-style-name="Основнойшрифтабзаца" style:family="text">
      <style:text-properties fo:language="en" fo:country="US"/>
    </style:style>
    <style:style style:name="T368" style:parent-style-name="Основнойшрифтабзаца" style:family="text">
      <style:text-properties fo:language="en" fo:country="US"/>
    </style:style>
    <style:style style:name="T369" style:parent-style-name="Основнойшрифтабзаца" style:family="text">
      <style:text-properties fo:language="en" fo:country="US"/>
    </style:style>
    <style:style style:name="P370" style:parent-style-name="Standard" style:family="paragraph">
      <style:paragraph-properties fo:margin-left="0.5in">
        <style:tab-stops/>
      </style:paragraph-properties>
    </style:style>
    <style:style style:name="P371" style:parent-style-name="Standard" style:family="paragraph">
      <style:paragraph-properties fo:text-indent="0.4923in"/>
    </style:style>
    <style:style style:name="T372" style:parent-style-name="Основнойшрифтабзаца" style:family="text">
      <style:text-properties fo:font-weight="bold" style:font-weight-asian="bold" style:font-weight-complex="bold"/>
    </style:style>
    <style:style style:name="P373" style:parent-style-name="Standard" style:family="paragraph">
      <style:paragraph-properties fo:margin-left="0.4923in">
        <style:tab-stops/>
      </style:paragraph-properties>
    </style:style>
    <style:style style:name="P374" style:parent-style-name="Standard" style:family="paragraph">
      <style:paragraph-properties fo:text-indent="0.4923in"/>
    </style:style>
    <style:style style:name="P375" style:parent-style-name="Standard" style:family="paragraph">
      <style:text-properties fo:font-weight="bold" style:font-weight-asian="bold" style:font-weight-complex="bold"/>
    </style:style>
    <style:style style:name="P376" style:parent-style-name="Standard" style:family="paragraph">
      <style:paragraph-properties fo:text-indent="0.4923in"/>
      <style:text-properties fo:font-weight="bold" style:font-weight-asian="bold" style:font-weight-complex="bold"/>
    </style:style>
    <style:style style:name="P377" style:parent-style-name="Standard" style:family="paragraph">
      <style:paragraph-properties fo:text-indent="0.4923in"/>
    </style:style>
    <style:style style:name="P378" style:parent-style-name="Standard" style:family="paragraph">
      <style:paragraph-properties fo:text-indent="0.4923in"/>
    </style:style>
    <style:style style:name="T379" style:parent-style-name="Основнойшрифтабзаца" style:family="text">
      <style:text-properties fo:language="en" fo:country="US"/>
    </style:style>
    <style:style style:name="P380" style:parent-style-name="Standard" style:family="paragraph">
      <style:paragraph-properties fo:margin-left="0.5in">
        <style:tab-stops/>
      </style:paragraph-properties>
    </style:style>
  </office:automatic-styles>
  <office:body>
    <office:text text:use-soft-page-breaks="true">
      <text:list text:style-name="LFO1" text:continue-numbering="true">
        <text:list-item>
          <text:p text:style-name="P1">Общие принципы проектирования новых типов данных как новых абстракций. Укажите какие-либо тривиальные примеры проектирования абстрактных структур данных. Поясните причину(ы), по которой(ым) мы характеризуем эти примеры как<text:s/>"тривиальнейшие".</text:p>
        </text:list-item>
      </text:list>
      <text:p text:style-name="P2"/>
      <text:list text:style-name="LFO2" text:continue-numbering="true">
        <text:list-item>
          <text:p text:style-name="P3">Если пишется большой модуль, лучше его разделить на абстракции</text:p>
        </text:list-item>
        <text:list-item>
          <text:p text:style-name="P4">Если модуль должен распространяться как библиотека, то лучше скрыть его за абстракцией</text:p>
        </text:list-item>
        <text:list-item>
          <text:p text:style-name="P5">Каждая абстракция задаёт свой барьер</text:p>
        </text:list-item>
      </text:list>
      <text:p text:style-name="P6"/>
      <text:p text:style-name="P7">Пример:</text:p>
      <text:list text:style-name="LFO2" text:continue-numbering="true">
        <text:list-item>
          <text:p text:style-name="P8">Абстракция указателей, имеющих свою арифметику и использующихся для хранения адресов ячеек памяти</text:p>
        </text:list-item>
      </text:list>
      <text:p text:style-name="P9"/>
      <text:p text:style-name="P10">Этот пример можно назвать “тривиальнейшим”, так как на основе него порождаются другие типы данных. Например, массивы реализованы через указатели.</text:p>
      <text:p text:style-name="P11"/>
      <text:list text:style-name="LFO1" text:continue-numbering="true">
        <text:list-item>
          <text:p text:style-name="P12">Дайте определение понятия "барьер абстракции". Определение абстракции "рациональное число". Приведите краткий пример собственной реализации типа "рациональное число".</text:p>
        </text:list-item>
      </text:list>
      <text:p text:style-name="P13"/>
      <text:p text:style-name="P14">Барьер абстракции – это когда не стоит задумываться о том, как реализован какой-либо метод / класс, от которого мы абстрагируемся и лучше не пытаться изменить его логику (во избежание ошибок). Нам дан только публичный интерфейс, через который и надо с этими методами класса общаться.</text:p>
      <text:p text:style-name="P15"/>
      <text:p text:style-name="P16">Определение и краткая реализация “рационального числа”:</text:p>
      <text:p text:style-name="P17">Приватные переменные:</text:p>
      <text:p text:style-name="P18">Числитель – целое число</text:p>
      <text:p text:style-name="P19">Знаменатель – целое число &gt; 0</text:p>
      <text:p text:style-name="P20"/>
      <text:p text:style-name="P21">Публичные методы:</text:p>
      <text:list text:style-name="LFO3" text:continue-numbering="true">
        <text:list-item>
          <text:p text:style-name="P22">Получение обратного элемента относительно сложения</text:p>
        </text:list-item>
        <text:list-item>
          <text:p text:style-name="P23">Получение обратного элемента относительно умножения</text:p>
        </text:list-item>
        <text:list-item>
          <text:p text:style-name="P24">Сумма</text:p>
        </text:list-item>
        <text:list-item>
          <text:p text:style-name="P25">Разность (через сумму с обратным относительно сложения элементом)</text:p>
        </text:list-item>
        <text:list-item>
          <text:p text:style-name="P26">Произведение</text:p>
        </text:list-item>
        <text:list-item>
          <text:p text:style-name="P27">Деление (через произведение на обратный элемент относительно умножения)</text:p>
        </text:list-item>
        <text:list-item>
          <text:p text:style-name="P28">Нормализация дроби (если знаменатель меньше 0, то числитель и знаменатель умножаются на -1, а затем происходит деление числителя и знаменателя на их НОД)</text:p>
        </text:list-item>
        <text:list-item>
          <text:p text:style-name="P29">Сравнение (если числитель разности двух дробей равен 0, то дроби равны; если больше 0, то первая дробь больше; иначе – вторая больше)</text:p>
        </text:list-item>
      </text:list>
      <text:p text:style-name="P30"/>
      <text:p text:style-name="P31">Перед и в конце арифметических операций (сумма, разность, умножение, деление) дробь нормализуется (во избежание выхода за пределы диапазонов значений чисел во время выполнения арифметических операций).</text:p>
      <text:p text:style-name="P32"/>
      <text:list text:style-name="LFO1" text:continue-numbering="true">
        <text:list-item>
          <text:p text:style-name="P33">Можно задать на интервалах задать деление как операцию, обратную умножению? Приведите конкретный пример(ы), иллюстрирующий(е) свои суждения.</text:p>
        </text:list-item>
      </text:list>
      <text:p text:style-name="P34"/>
      <text:soft-page-break/>
      <text:p text:style-name="P35">Нет. Нужно показать, что при<text:s/><text:span text:style-name="T36">C</text:span><text:s/>=<text:s/><text:span text:style-name="T37">A</text:span><text:s/>*<text:s/><text:span text:style-name="T38">B</text:span>,<text:s/><text:span text:style-name="T39">C</text:span><text:s/>/<text:s/><text:span text:style-name="T40">B</text:span><text:s/>может быть не равно<text:s/><text:span text:style-name="T41">A</text:span>, где<text:s/><text:span text:style-name="T42">A</text:span>,<text:s/><text:span text:style-name="T43">B</text:span>,<text:s/><text:span text:style-name="T44">C</text:span><text:s/>– интервалы и<text:s/><text:span text:style-name="T45">B</text:span><text:s/>не содержит 0.</text:p>
      <text:p text:style-name="P46">Пример<text:span text:style-name="T47">:</text:span></text:p>
      <text:p text:style-name="P48">[1, 2] * [3, 4] = [min(1*3, 1*4, 2*3, 2*4),<text:s/>max(1*3, 1*4, 2*3, 2*4)] = [3, 8]</text:p>
      <text:p text:style-name="P49"><text:span text:style-name="T50">[3, 8] / [3, 4] = [</text:span><text:span text:style-name="T51">min</text:span><text:span text:style-name="T52">(3/3, 3/4, 8/3, 8/4),<text:s/></text:span><text:span text:style-name="T53">max</text:span><text:span text:style-name="T54">(3/3, 3/4, 8/3, 8/4)] = [0.75, 2.666667] !=<text:s/></text:span>[1, 2]</text:p>
      <text:p text:style-name="P55"/>
      <text:list text:style-name="LFO4" text:continue-numbering="true">
        <text:list-item>
          <text:p text:style-name="P56">Основные проблемы, которые Вам<text:s/>пришлось решать при проектировании замыкания (алгебры) для векторов (интерфейса IVector) из R^n. Примеры их личного опыта.</text:p>
        </text:list-item>
      </text:list>
      <text:p text:style-name="P57"/>
      <text:list text:style-name="LFO3" text:continue-numbering="true">
        <text:list-item>
          <text:p text:style-name="P58">Определения базового набора операций над векторами (сложение, умножение вектора на скаляр, скалярное произведение,<text:s/>вычитание).</text:p>
        </text:list-item>
        <text:list-item>
          <text:p text:style-name="P59">Проверка валидности аргументов, переданных в функции (указатели на векторы не равны<text:s/><text:span text:style-name="T60">nullptr</text:span>, скаляр не может быть<text:s/><text:span text:style-name="T61">NaN</text:span>).</text:p>
        </text:list-item>
        <text:list-item>
          <text:p text:style-name="P62">Координата вектора не может быть<text:s/><text:span text:style-name="T63">NaN</text:span>.</text:p>
        </text:list-item>
        <text:list-item>
          <text:p text:style-name="P64">Написание функции вычисления нормы вектора.</text:p>
        </text:list-item>
        <text:list-item>
          <text:p text:style-name="P65">Написание функции сравнения векторов с заданной точностью (норма разности векторов &lt;= точности, которая так же не может быть<text:s/><text:span text:style-name="T66">NaN</text:span>).</text:p>
        </text:list-item>
        <text:list-item>
          <text:p text:style-name="P67">Из личного опыта: иногда надо было дорабатывать / изменять реализации предыдущих интерфейсов (вектор, логгер). Менять решение о том, что и когда должна возвращать операция: какой возвращать<text:s/><text:span text:style-name="T68">RESULT</text:span>_<text:span text:style-name="T69">CODE</text:span>, когда возвращать<text:s/><text:span text:style-name="T70">nullptr</text:span>, при какой-либо ошибке (из перечисленных выше). Как должна быть реализована операция разности: в итоге всё свелось к тому, чтобы умножить первый вектор на -1, а потом сложить его со вторым вектором (таким образом, мы устанавливаем зависимость операции разности от операций суммы и умножения вектора на скаляр).</text:p>
        </text:list-item>
      </text:list>
      <text:p text:style-name="P71"/>
      <text:list text:style-name="LFO4" text:continue-numbering="true">
        <text:list-item>
          <text:p text:style-name="P72">Интерфейс ISolver - конструирование, основные аксиомы, замыкание (алгебра).</text:p>
        </text:list-item>
      </text:list>
      <text:p text:style-name="P73"/>
      <text:p text:style-name="P74"><text:span text:style-name="T75">ISolver</text:span><text:s/>– интерфейс с объявлениями методов, реализовав которые<text:s/>наследник должен решать задачу одномерной оптимизации.</text:p>
      <text:p text:style-name="P76"/>
      <text:p text:style-name="P77">Приватные переменные и методы:</text:p>
      <text:p text:style-name="P78"><text:span text:style-name="T79">IVector</text:span><text:s/>*<text:s/><text:span text:style-name="T80">params</text:span>;</text:p>
      <text:p text:style-name="P81">IVector * problemParams;</text:p>
      <text:p text:style-name="P82"><text:span text:style-name="T83">IVector</text:span><text:span text:style-name="T84"><text:s/>*<text:s/></text:span><text:span text:style-name="T85">solution</text:span><text:span text:style-name="T86">; //<text:s/></text:span>решение<text:span text:style-name="T87"><text:s/></text:span>задачи</text:p>
      <text:p text:style-name="P88"><text:span text:style-name="T89">IProblem</text:span><text:s/>*<text:s/><text:span text:style-name="T90">problem</text:span>; // экземпляр модуля с постановкой проблемы</text:p>
      <text:p text:style-name="P91"><text:span text:style-name="T92">ICompact * compact; //<text:s/></text:span>компакт<text:span text:style-name="T93"><text:s/>(</text:span>сетка<text:span text:style-name="T94"><text:s/></text:span>в<text:span text:style-name="T95"><text:s/>R_n)</text:span></text:p>
      <text:p text:style-name="P96"><text:span text:style-name="T97">IVector * step; //<text:s/></text:span><text:span text:style-name="T98">шаг</text:span><text:span text:style-name="T99"><text:s/></text:span><text:span text:style-name="T100">по</text:span><text:span text:style-name="T101"><text:s/></text:span><text:span text:style-name="T102">компакту</text:span></text:p>
      <text:p text:style-name="P103"><text:span text:style-name="T104">ILogger * logger; //<text:s/></text:span><text:span text:style-name="T105">логгер</text:span></text:p>
      <text:p text:style-name="P106"><text:span text:style-name="T107">ISolver(ISolver const &amp; other) = delete; //<text:s/></text:span><text:span text:style-name="T108">запрещаем</text:span><text:span text:style-name="T109"><text:s/></text:span><text:span text:style-name="T110">конструктор</text:span><text:span text:style-name="T111"><text:s/></text:span><text:span text:style-name="T112">копирования</text:span></text:p>
      <text:p text:style-name="P113"><text:span text:style-name="T114">void operator = (ISolver const &amp; other) = delete; //<text:s/></text:span><text:span text:style-name="T115">запрещаем</text:span><text:span text:style-name="T116"><text:s/></text:span><text:span text:style-name="T117">оператор</text:span><text:span text:style-name="T118"><text:s/></text:span><text:span text:style-name="T119">присваивания</text:span></text:p>
      <text:p text:style-name="P120"/>
      <text:p text:style-name="P121"><text:span text:style-name="T122">Публичные</text:span><text:span text:style-name="T123"><text:s/></text:span><text:span text:style-name="T124">методы</text:span><text:span text:style-name="T125">:</text:span></text:p>
      <text:p text:style-name="Standard"><text:span text:style-name="T126"><text:s text:c="4"/></text:span><text:span text:style-name="T127"><text:tab/>virtual RESULT_CODE setParams(IVector const * params) = 0; //<text:s/></text:span>установка<text:span text:style-name="T128"><text:s/></text:span>параметров</text:p>
      <text:p text:style-name="Standard"><text:span text:style-name="T129"><text:s text:c="4"/></text:span><text:span text:style-name="T130"><text:tab/></text:span><text:span text:style-name="T131">virtual</text:span><text:s/><text:span text:style-name="T132">RESULT</text:span>_<text:span text:style-name="T133">CODE</text:span><text:s/><text:span text:style-name="T134">setParams</text:span>(<text:span text:style-name="T135">QString</text:span><text:s/>&amp;<text:s/><text:span text:style-name="T136">str</text:span>) = 0; // если параметры будут сериализованы (представлены в виде строки)</text:p>
      <text:p text:style-name="Standard"><text:s text:c="4"/><text:tab/><text:span text:style-name="T137">virtual</text:span><text:s/><text:span text:style-name="T138">R</text:span><text:span text:style-name="T139">ESULT</text:span>_<text:span text:style-name="T140">CODE</text:span><text:s/><text:span text:style-name="T141">setProblem</text:span>(<text:span text:style-name="T142">IProblem</text:span><text:s/>*<text:s/><text:span text:style-name="T143">pProblem</text:span>) = 0; //<text:s/>задаёт<text:s/>проблему,<text:s/>которую<text:s/>необходимо<text:s/>решить</text:p>
      <text:p text:style-name="Standard"><text:s text:c="4"/><text:tab/><text:span text:style-name="T144">virtual</text:span><text:s/><text:span text:style-name="T145">RESULT</text:span>_<text:span text:style-name="T146">CODE</text:span><text:s/><text:span text:style-name="T147">setProblemParams</text:span>(<text:span text:style-name="T148">IVector</text:span><text:s/><text:span text:style-name="T149">const</text:span><text:s/>*<text:s/><text:span text:style-name="T150">params</text:span>) = 0; //<text:s/>установка<text:s/>параметров<text:s/>проблемы<text:s/>(коэффициенты<text:s/>целевой<text:s/>функции)</text:p>
      <text:p text:style-name="Standard"><text:s text:c="4"/><text:tab/><text:span text:style-name="T151">virtual</text:span><text:s/><text:span text:style-name="T152">RESULT</text:span>_<text:span text:style-name="T153">CODE</text:span><text:s/><text:span text:style-name="T154">setCompact</text:span>(<text:span text:style-name="T155">ICompact</text:span><text:s/>*<text:s/><text:span text:style-name="T156">pCompact</text:span>) = 0; // установка компакта,<text:s/><text:soft-page-break/>на котором будет искаться решение</text:p>
      <text:p text:style-name="Standard"><text:s text:c="4"/><text:tab/><text:span text:style-name="T157">virtual</text:span><text:s/><text:span text:style-name="T158">size</text:span>_<text:span text:style-name="T159">t</text:span><text:s/><text:span text:style-name="T160">getParamsDim</text:span>()<text:s/><text:span text:style-name="T161">const</text:span><text:s/>= 0; // кол-во параметров, которое ожидает метод</text:p>
      <text:p text:style-name="Standard"><text:s text:c="4"/><text:tab/><text:span text:style-name="T162">virtual</text:span><text:s/><text:span text:style-name="T163">RESULT</text:span>_<text:span text:style-name="T164">CODE</text:span><text:s/><text:span text:style-name="T165">solve</text:span>() = 0; // метод, решающий<text:s/>поставленную задачу, где солвер итерируется по компакту, обращаясь к проблеме за вычислением значения целевой функции в каждой итерируемой точке</text:p>
      <text:p text:style-name="Standard"><text:s text:c="4"/><text:tab/><text:span text:style-name="T166">virtual</text:span><text:s/><text:span text:style-name="T167">RESULT</text:span>_<text:span text:style-name="T168">CODE</text:span><text:s/><text:span text:style-name="T169">getSolution</text:span>(<text:span text:style-name="T170">IVector</text:span><text:s/>* &amp;<text:s/><text:span text:style-name="T171">vec</text:span>)<text:s/><text:span text:style-name="T172">const</text:span><text:s/>= 0; // возвращает решение (вектор), которое будет<text:s/>минимумов на заданном компакте</text:p>
      <text:p text:style-name="Standard"/>
      <text:list text:style-name="LFO4" text:continue-numbering="true">
        <text:list-item>
          <text:p text:style-name="P173">Какие трудности и по какой причине возникают в ходе проектирования универсальных контейнеров?</text:p>
        </text:list-item>
      </text:list>
      <text:p text:style-name="P174"/>
      <text:p text:style-name="P175">Трудности инкапсулирования (решение о том, какие методы / переменные класса скрывать от внешнего воздействия) и взаимодействия с<text:s/>пользовательскими типами данных.</text:p>
      <text:p text:style-name="P176"/>
      <text:list text:style-name="LFO4" text:continue-numbering="true">
        <text:list-item>
          <text:p text:style-name="P177">Возможное решение проблемы, которую порождает подход, основанный на стирании типа: динамическое приведение типа (dynamic_cast)? Возможные проблемы, которые добавятся при использовании принципа стирания типа в комбинации с<text:s/>динамическим приведением типа.</text:p>
        </text:list-item>
      </text:list>
      <text:p text:style-name="P178"/>
      <text:p text:style-name="P179">Перед работой с указателем на новый объект, полученным через<text:s/><text:span text:style-name="T180">dynamic</text:span>_<text:span text:style-name="T181">cast</text:span>, надо проверить его на равенство<text:s/><text:span text:style-name="T182">nullptr</text:span><text:s/>(возвращается в случае неудачного приведения). Возможная проблема: при работе с<text:s/><text:span text:style-name="T183">void</text:span><text:s/>*, так как<text:s/><text:span text:style-name="T184">dynamic</text:span>_<text:span text:style-name="T185">cast</text:span><text:s/>от него невозможен.</text:p>
      <text:p text:style-name="P186"/>
      <text:list text:style-name="LFO4" text:continue-numbering="true">
        <text:list-item>
          <text:p text:style-name="P187">Что такое полиморфный тип?</text:p>
        </text:list-item>
      </text:list>
      <text:p text:style-name="P188"/>
      <text:p text:style-name="P189">Это тип, нужный для реализации динамического полиморфизма (когда решение о выборе метода выполнения определяется во время исполнения). В<text:s/><text:span text:style-name="T190">C</text:span>++ реализуется через чисто виртуальные (абстрактные) классы.</text:p>
      <text:p text:style-name="P191"/>
      <text:list text:style-name="LFO4" text:continue-numbering="true">
        <text:list-item>
          <text:p text:style-name="P192">Экземпляры каких типов данных может хранить QVariant (далее просто QV)? Только POD'ы, только ссылочные типы? и те и другие?</text:p>
        </text:list-item>
      </text:list>
      <text:p text:style-name="P193"/>
      <text:p text:style-name="P194"><text:span text:style-name="T195">QVariant</text:span><text:s/>может хранить экземпляры как<text:s/><text:span text:style-name="T196">POD</text:span>’ов, так и ссылочных типов. Вот все известные типы в<text:s/><text:span text:style-name="T197">Qt</text:span><text:s/>5.5.0:</text:p>
      <text:p text:style-name="P198"><text:span text:style-name="T199">enum</text:span><text:span text:style-name="T200"><text:s/></text:span><text:span text:style-name="T201">Type</text:span><text:span text:style-name="T202"><text:s/>{</text:span></text:p>
      <text:p text:style-name="P203"><text:span text:style-name="T204"><text:s text:c="8"/></text:span><text:span text:style-name="T205">Invalid</text:span><text:span text:style-name="T206"><text:s/>=<text:s/></text:span><text:span text:style-name="T207">QMet</text:span><text:span text:style-name="T208">aType</text:span><text:span text:style-name="T209">::</text:span><text:span text:style-name="T210">UnknownType</text:span><text:span text:style-name="T211">,</text:span></text:p>
      <text:p text:style-name="P212"><text:span text:style-name="T213"><text:s text:c="8"/></text:span><text:span text:style-name="T214">Bool = QMetaType::Bool,</text:span></text:p>
      <text:p text:style-name="P215"><text:s text:c="8"/>Int = QMetaType::Int,</text:p>
      <text:p text:style-name="P216"><text:s text:c="8"/>UInt = QMetaType::UInt,</text:p>
      <text:p text:style-name="P217"><text:s text:c="8"/>LongLong = QMetaType::LongLong,</text:p>
      <text:p text:style-name="P218"><text:s text:c="8"/>ULongLong = QMetaType::ULongLong,</text:p>
      <text:p text:style-name="P219"><text:s text:c="8"/>Double = QMetaType::Double,</text:p>
      <text:p text:style-name="P220"><text:s text:c="8"/>Char =<text:s/>QMetaType::QChar,</text:p>
      <text:p text:style-name="P221"><text:s text:c="8"/>Map = QMetaType::QVariantMap,</text:p>
      <text:p text:style-name="P222"><text:s text:c="8"/>List = QMetaType::QVariantList,</text:p>
      <text:p text:style-name="P223"><text:s text:c="8"/>String = QMetaType::QString,</text:p>
      <text:p text:style-name="P224"><text:s text:c="8"/>StringList = QMetaType::QStringList,</text:p>
      <text:p text:style-name="P225"><text:s text:c="8"/>ByteArray = QMetaType::QByteArray,</text:p>
      <text:p text:style-name="P226"><text:s text:c="8"/>BitArray = QMetaType::QBitArray,</text:p>
      <text:p text:style-name="P227"><text:s text:c="8"/>Date = QMetaType::QDate,</text:p>
      <text:p text:style-name="P228"><text:s text:c="8"/>Time = QMetaType::QTime,</text:p>
      <text:p text:style-name="P229"><text:s text:c="8"/>DateTime = QMetaType::QDateTime,</text:p>
      <text:p text:style-name="P230"><text:s text:c="8"/>Url = QMetaType::QUrl,</text:p>
      <text:p text:style-name="P231"><text:s text:c="8"/>Locale = QMetaType::QLocale,</text:p>
      <text:p text:style-name="P232"><text:s text:c="8"/>Rect = QMetaType::QRect,</text:p>
      <text:soft-page-break/>
      <text:p text:style-name="P233"><text:s text:c="8"/>RectF = QMetaType::QRectF,</text:p>
      <text:p text:style-name="P234"><text:s text:c="7"/><text:s/>Size = QMetaType::QSize,</text:p>
      <text:p text:style-name="P235"><text:s text:c="8"/>SizeF = QMetaType::QSizeF,</text:p>
      <text:p text:style-name="P236"><text:s text:c="8"/>Line = QMetaType::QLine,</text:p>
      <text:p text:style-name="P237"><text:s text:c="8"/>LineF = QMetaType::QLineF,</text:p>
      <text:p text:style-name="P238"><text:s text:c="8"/>Point = QMetaType::QPoint,</text:p>
      <text:p text:style-name="P239"><text:s text:c="8"/>PointF = QMetaType::QPointF,</text:p>
      <text:p text:style-name="P240"><text:s text:c="8"/>RegExp = QMetaType::QRegExp,</text:p>
      <text:p text:style-name="P241"><text:s text:c="8"/>RegularExpression = QMetaType::QRegularExpression,</text:p>
      <text:p text:style-name="P242"><text:s text:c="8"/>Hash = QMetaType::QVariantHash,</text:p>
      <text:p text:style-name="P243"><text:s text:c="8"/>EasingCurve = QMetaType::QEasingCurve,</text:p>
      <text:p text:style-name="P244"><text:s text:c="8"/>Uuid = QMetaType::QUuid,</text:p>
      <text:p text:style-name="P245"><text:s text:c="8"/>ModelIndex = QMetaType::QModelIndex,</text:p>
      <text:p text:style-name="P246"><text:s text:c="8"/>PersistentModelIndex = QMetaType::QPersistentModelIndex,</text:p>
      <text:p text:style-name="P247"><text:s text:c="8"/>LastCoreType = QMetaType::LastCoreType,</text:p>
      <text:p text:style-name="P248"/>
      <text:p text:style-name="P249"><text:s text:c="8"/>Font = QMetaType::QFont,</text:p>
      <text:p text:style-name="P250"><text:s text:c="8"/>Pixmap = QMetaType::QPixmap,</text:p>
      <text:p text:style-name="P251"><text:s text:c="8"/>Brush = QMetaType::QBrush,</text:p>
      <text:p text:style-name="P252"><text:s text:c="8"/>Color = QMetaType::QColor,</text:p>
      <text:p text:style-name="P253"><text:s text:c="8"/>Palette = QMetaType::QPalette,</text:p>
      <text:p text:style-name="P254"><text:s text:c="3"/><text:s text:c="5"/>Image = QMetaType::QImage,</text:p>
      <text:p text:style-name="P255"><text:s text:c="8"/>Polygon = QMetaType::QPolygon,</text:p>
      <text:p text:style-name="P256"><text:s text:c="8"/>Region = QMetaType::QRegion,</text:p>
      <text:p text:style-name="P257"><text:s text:c="8"/>Bitmap = QMetaType::QBitmap,</text:p>
      <text:p text:style-name="P258"><text:s text:c="8"/>Cursor = QMetaType::QCursor,</text:p>
      <text:p text:style-name="P259"><text:s text:c="8"/>KeySequence = QMetaType::QKeySequence,</text:p>
      <text:p text:style-name="P260"><text:s text:c="8"/>Pen =<text:s/>QMetaType::QPen,</text:p>
      <text:p text:style-name="P261"><text:s text:c="8"/>TextLength = QMetaType::QTextLength,</text:p>
      <text:p text:style-name="P262"><text:s text:c="8"/>TextFormat = QMetaType::QTextFormat,</text:p>
      <text:p text:style-name="P263"><text:s text:c="8"/>Matrix = QMetaType::QMatrix,</text:p>
      <text:p text:style-name="P264"><text:s text:c="8"/>Transform = QMetaType::QTransform,</text:p>
      <text:p text:style-name="P265"><text:s text:c="8"/>Matrix4x4 = QMetaType::QMatrix4x4,</text:p>
      <text:p text:style-name="P266"><text:s text:c="8"/>Vector2D =<text:s/>QMetaType::QVector2D,</text:p>
      <text:p text:style-name="P267"><text:s text:c="8"/>Vector3D = QMetaType::QVector3D,</text:p>
      <text:p text:style-name="P268"><text:s text:c="8"/>Vector4D = QMetaType::QVector4D,</text:p>
      <text:p text:style-name="P269"><text:s text:c="8"/>Quaternion = QMetaType::QQuaternion,</text:p>
      <text:p text:style-name="P270"><text:s text:c="8"/>PolygonF = QMetaType::QPolygonF,</text:p>
      <text:p text:style-name="P271"><text:s text:c="8"/>Icon = QMetaType::QIcon,</text:p>
      <text:p text:style-name="P272"><text:s text:c="8"/>LastGuiType = QMetaType::LastGuiType,</text:p>
      <text:p text:style-name="P273"/>
      <text:p text:style-name="P274"><text:s text:c="8"/>SizePolicy = QMetaType::QSizePolicy,</text:p>
      <text:p text:style-name="P275"/>
      <text:p text:style-name="P276"><text:s text:c="8"/>UserType = QMetaType::User,</text:p>
      <text:p text:style-name="P277"><text:s text:c="8"/>LastType = 0xffffffff // need this so that gcc &gt;= 3.4 allocates 32 bits for Type</text:p>
      <text:p text:style-name="P278"><text:span text:style-name="T279"><text:s text:c="4"/></text:span><text:span text:style-name="T280">};</text:span></text:p>
      <text:p text:style-name="P281"/>
      <text:p text:style-name="P282">Так же можно использовать пользовательские типы данных с помощью макроса<text:s/><text:span text:style-name="T283">Q</text:span><text:span text:style-name="T284">_</text:span><text:span text:style-name="T285">DECLARE</text:span><text:span text:style-name="T286">_</text:span><text:span text:style-name="T287">METATYPE</text:span><text:span text:style-name="T288"><text:s/>(обязательны публичные конструктор по-умолчанию, конструктор копирования и деструктор):</text:span></text:p>
      <text:p text:style-name="P289"/>
      <text:p text:style-name="P290">struct MyType {</text:p>
      <text:p text:style-name="P291">public:</text:p>
      <text:p text:style-name="P292">MyType() = default;</text:p>
      <text:p text:style-name="P293">MyType(MyType const * another) {…}</text:p>
      <text:p text:style-name="P294">MyType(MyType const &amp; another) {…}</text:p>
      <text:p text:style-name="P295">~MyType() {…}</text:p>
      <text:p text:style-name="P296">…</text:p>
      <text:p text:style-name="P297">};</text:p>
      <text:p text:style-name="P298"><text:span text:style-name="T299">Q_</text:span><text:span text:style-name="T300">DECLARE_METATYPE(MyType)</text:span></text:p>
      <text:p text:style-name="P301"/>
      <text:list text:style-name="LFO4" text:continue-numbering="true">
        <text:list-item>
          <text:p text:style-name="P302">Отсутствие логического типа "из коробки" (т.е. отсутствие реализации этого типа данных в SDK) приводит к многочисленным определениям, несовместимым на уровне интерфейсов. Сравните примеры нескольких типичных (из<text:s/>нескольких известных и не очень библиотек) решения и изложите свои оценочные суждения в категориях, которыми оперируем при проектировании новых типов (количество и сложность программной реализации аксиом, сложность интерфейса)</text:p>
        </text:list-item>
      </text:list>
      <text:p text:style-name="P303">1)</text:p>
      <text:p text:style-name="P304">#define BOOL unsigned char</text:p>
      <text:p text:style-name="P305">#define FALSE 0</text:p>
      <text:p text:style-name="P306">#define TRUE <text:s/>(!FALSE)</text:p>
      <text:p text:style-name="P307"/>
      <text:p text:style-name="P308">2)</text:p>
      <text:p text:style-name="P309">typedef unsigned char BOOL;</text:p>
      <text:p text:style-name="P310">#define FALSE 0</text:p>
      <text:p text:style-name="P311">#define TRUE <text:s/>1</text:p>
      <text:p text:style-name="P312"/>
      <text:p text:style-name="P313">3)</text:p>
      <text:p text:style-name="P314">typedef enum {</text:p>
      <text:p text:style-name="P315"><text:s text:c="2"/>FALSE = 0,</text:p>
      <text:p text:style-name="P316"><text:s text:c="2"/>TRUE</text:p>
      <text:p text:style-name="P317"><text:s text:c="2"/>/*, MAYBE */</text:p>
      <text:p text:style-name="Standard">} BOOL;</text:p>
      <text:p text:style-name="Standard"/>
      <text:p text:style-name="Standard">По части присваивания:</text:p>
      <text:list text:style-name="LFO3" text:continue-numbering="true">
        <text:list-item>
          <text:p text:style-name="P318">Так как в первых двух реализациях<text:s/><text:span text:style-name="T319">BOOL</text:span><text:s/>– по сути псевдоним для<text:s/><text:span text:style-name="T320">unsigned</text:span><text:s/><text:span text:style-name="T321">char</text:span>, то переменной типа<text:s/><text:span text:style-name="T322">BOOL</text:span><text:s/>можно присвоить любое значение типа<text:s/><text:span text:style-name="T323">unsigned</text:span><text:s/><text:span text:style-name="T324">char</text:span>.</text:p>
        </text:list-item>
        <text:list-item>
          <text:p text:style-name="P325">В третьем случае –<text:s/>только явно написать<text:s/><text:span text:style-name="T326">TRUE</text:span><text:s/>или<text:s/><text:span text:style-name="T327">FALSE</text:span><text:s/>(можно через<text:s/><text:span text:style-name="T328">BOOL</text:span>::), иначе –<text:s/><text:span text:style-name="T329">CE</text:span>.</text:p>
        </text:list-item>
      </text:list>
      <text:p text:style-name="P330">Однако всё ещё возможно явное приведение типов:</text:p>
      <text:p text:style-name="P331">BOOL<text:s/>NotBool<text:s/>= (BOOL) 123;<text:s/></text:p>
      <text:p text:style-name="P332">cout &lt;&lt; (NotBool ==<text:s/>123) &lt;&lt; "\n"; // 1</text:p>
      <text:p text:style-name="P333"><text:span text:style-name="T334">cout</text:span><text:s/>&lt;&lt; (<text:span text:style-name="T335">NotBool</text:span><text:s/>!= 123); // 0</text:p>
      <text:p text:style-name="Standard">По части сравнения:</text:p>
      <text:list text:style-name="LFO3" text:continue-numbering="true">
        <text:list-item>
          <text:p text:style-name="P336">В первой варианте при сравнении<text:s/>с<text:s/>переменной, равной<text:s/><text:span text:style-name="T337">TRUE</text:span><text:s/>или<text:s/><text:span text:style-name="T338">FALSE</text:span>, никаких проблем не возникает:</text:p>
        </text:list-item>
      </text:list>
      <text:p text:style-name="P339">BOOL True = TRUE;</text:p>
      <text:p text:style-name="P340">cout &lt;&lt; (True == TRUE) &lt;&lt; "\n"; // 1</text:p>
      <text:p text:style-name="P341">cout &lt;&lt; (True == FALSE) &lt;&lt; "\n"; // 0</text:p>
      <text:p text:style-name="P342">cout &lt;&lt; (True != TRUE) &lt;&lt; "\n"; // 0</text:p>
      <text:p text:style-name="P343">cout &lt;&lt; (True != FALSE); // 1</text:p>
      <text:p text:style-name="P344">BOOL False = FALSE;</text:p>
      <text:p text:style-name="P345">cout &lt;&lt; (False == TRUE) &lt;&lt; "\n"; // 0</text:p>
      <text:p text:style-name="P346">cout &lt;&lt; (False == FALSE) &lt;&lt; "\n"; // 1</text:p>
      <text:p text:style-name="P347">cout &lt;&lt; (False<text:s/>!= TRUE) &lt;&lt; "\n"; // 1</text:p>
      <text:p text:style-name="P348">cout &lt;&lt; (False != FALSE); // 0</text:p>
      <text:p text:style-name="P349">Но при переменной, равной произвольному значению<text:s/><text:span text:style-name="T350">unsigned</text:span><text:s/><text:span text:style-name="T351">char</text:span><text:s/>(не равному 1 или 0), происходит несостыковка (так как макрос<text:s/><text:span text:style-name="T352">TRUE</text:span><text:s/>“как бы обозначает” значение, не равное<text:s/><text:span text:style-name="T353">FALSE</text:span>, то значения<text:s/><text:span text:style-name="T354">unsigned</text:span><text:s/><text:span text:style-name="T355">char</text:span>, не равные 0, должны подходить под данное определение):</text:p>
      <text:p text:style-name="P356">BOOL<text:s/>var<text:s/>= 123;</text:p>
      <text:soft-page-break/>
      <text:p text:style-name="P357">cout &lt;&lt; (var == TRUE) &lt;&lt; "\n"; // 0</text:p>
      <text:p text:style-name="P358">cout &lt;&lt; (var == FALSE) &lt;&lt; "\n"; // 0</text:p>
      <text:p text:style-name="P359">cout &lt;&lt; (var != TRUE) &lt;&lt; "\n"; // 1</text:p>
      <text:p text:style-name="P360">cout &lt;&lt; (var != FALSE); // 1</text:p>
      <text:list text:style-name="LFO3" text:continue-numbering="true">
        <text:list-item>
          <text:p text:style-name="P361">Во<text:s/>второй реализации результаты<text:s/>те же, что и выше.<text:s/>Но<text:s/>под определение<text:s/><text:span text:style-name="T362">TRUE</text:span><text:s/>(= 1), значения<text:s/><text:span text:style-name="T363">unsigned</text:span><text:s/><text:span text:style-name="T364">char</text:span>, отличные от 1<text:s/>(например, 123), не подходят<text:s/>(*).</text:p>
        </text:list-item>
        <text:list-item>
          <text:p text:style-name="P365">В<text:s/>третьей реализации<text:s/>всё хорошо, кроме того момента, когда переменной присваивается<text:s/>целочисленное<text:s/>значение<text:s/>(не равное<text:s/>0<text:s/>или 1)<text:s/>через явное приведение типов.</text:p>
        </text:list-item>
      </text:list>
      <text:p text:style-name="P366">По моему мнению, лучше подходит третий вариант в силу ограничений на присваивание<text:s/>(явно можно либо<text:s/><text:span text:style-name="T367">TRUE</text:span>, либо<text:s/><text:span text:style-name="T368">FALSE</text:span>),<text:s/>да и<text:s/>вряд ли кому-то придёт в голову явно приводить какие-нибудь целочисленные значения (123, -456) к типу<text:s/><text:span text:style-name="T369">BOOL</text:span>.<text:s/>Второй вариант выглядит более непротиворечащим себе (см. пункт *).</text:p>
      <text:p text:style-name="P370"/>
      <text:p text:style-name="P371"><text:span text:style-name="T372">Если реализация "очевидна", то хорошо это или плохо? или, другими словами, "очевидность" реализации - это благо или источник проблем? Наводящий вопрос: если реализация "нараспашку", то не создаст ли это проблемы идентификации экземпляров сущности? как интерпретировать полученную информацию : unsigned char или BOOL? Здесь есть примеры реализации "барьера абстракции".</text:span></text:p>
      <text:p text:style-name="P373"><text:line-break/>Если реализация очевидна, то это даёт возможность легко и безболезненно управляться с такими типами данных.</text:p>
      <text:p text:style-name="P374">А если неочевидна, то<text:s/>это<text:s/>они вынуждены быть<text:s/>крайне<text:s/>осторожными, не<text:s/>“перепрыгивать”<text:s/>за барьер.</text:p>
      <text:p text:style-name="P375"/>
      <text:p text:style-name="P376">Философский вопрос: а хорошо ли то, что ложь всегда ставят на первое место, определяя отношение порядка в жизни этих сущностей?</text:p>
      <text:p text:style-name="P377"/>
      <text:p text:style-name="P378">Если я правильно понял, то если определить ложь, например, как 0, а правду, как всё то, что не равно лжи (в данном случае<text:s/>!= 0), то получится реализация<text:s/><text:span text:style-name="T379">bool</text:span>.<text:s/>И может быть так делают, дабы чужая реализация была схожа с классической.</text:p>
      <text:p text:style-name="P3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line" style:display-name="line" style:family="text" style:parent-style-name="Основнойшрифтабзаца"/>
    <style:style style:name="k" style:display-name="k" style:family="text" style:parent-style-name="Основнойшрифтабзаца"/>
    <style:style style:name="n" style:display-name="n" style:family="text" style:parent-style-name="Основнойшрифтабзаца"/>
    <style:style style:name="p" style:display-name="p" style:family="text" style:parent-style-name="Основнойшрифтабзаца"/>
    <style:style style:name="o" style:display-name="o" style:family="text" style:parent-style-name="Основнойшрифтабзаца"/>
    <style:style style:name="mh" style:display-name="mh" style:family="text" style:parent-style-name="Основнойшрифтабзаца"/>
    <style:style style:name="c1" style:display-name="c1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 style:font-name-asian="Lucida Sans Unicode" style:font-name-complex="Mang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style:font-name-asian="Lucida Sans Unicode" style:font-name-complex="Mang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Дмитрий Мишутин</dc:creator>
    <meta:creation-date>2020-06-18T22:31:00Z</meta:creation-date>
    <dc:date>2020-10-24T19:09:00Z</dc:date>
    <meta:template xlink:href="Normal.dotm" xlink:type="simple"/>
    <meta:editing-cycles>57</meta:editing-cycles>
    <meta:editing-duration>PT32880S</meta:editing-duration>
    <meta:document-statistic meta:page-count="6" meta:paragraph-count="25" meta:word-count="1910" meta:character-count="12776" meta:row-count="90" meta:non-whitespace-character-count="10891"/>
  </office:meta>
</office:document-meta>
</file>